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28.348cm" svg:height="21.494cm" svg:x="91.594cm" svg:y="9.893cm">
            <draw:object draw:notify-on-update-of-ranges="List1.A12:List1.A12 List1.B12:List1.AZ12 List1.A13:List1.A13 List1.B13:List1.AZ13 List1.A14:List1.A14 List1.B14:List1.AZ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0.188cm" svg:height="21.36cm" svg:x="123.425cm" svg:y="3.013cm">
            <draw:object draw:notify-on-update-of-ranges="List1.A12:List1.A12 List1.B12:List1.AZ12 List1.A13:List1.A13 List1.B13:List1.AZ13 List1.A14:List1.A14 List1.B14:List1.AZ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9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 table:number-columns-repeated="11" office:value-type="float" office:value="13">
            <text:p>13</text:p>
          </table:table-cell>
          <table:table-cell table:number-columns-repeated="5" office:value-type="float" office:value="14">
            <text:p>14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17">
            <text:p>17</text:p>
          </table:table-cell>
          <table:table-cell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4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9" office:value-type="float" office:value="20">
            <text:p>20</text:p>
          </table:table-cell>
          <table:table-cell table:number-columns-repeated="5" office:value-type="float" office:value="21">
            <text:p>21</text:p>
          </table:table-cell>
          <table:table-cell table:number-columns-repeated="9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5" office:value-type="float" office:value="19">
            <text:p>19</text:p>
          </table:table-cell>
          <table:table-cell table:number-columns-repeated="3"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3" office:value-type="float" office:value="23">
            <text:p>23</text:p>
          </table:table-cell>
          <table:table-cell table:number-columns-repeated="5" office:value-type="float" office:value="24">
            <text:p>24</text:p>
          </table:table-cell>
          <table:table-cell table:number-columns-repeated="10" office:value-type="float" office:value="26">
            <text:p>26</text:p>
          </table:table-cell>
          <table:table-cell table:number-columns-repeated="2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 table:number-columns-repeated="3" office:value-type="float" office:value="24">
            <text:p>24</text:p>
          </table:table-cell>
          <table:table-cell table:number-columns-repeated="3" office:value-type="float" office:value="25">
            <text:p>25</text:p>
          </table:table-cell>
          <table:table-cell table:number-columns-repeated="3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table:number-columns-repeated="6" office:value-type="float" office:value="29">
            <text:p>29</text:p>
          </table:table-cell>
          <table:table-cell table:number-columns-repeated="3" office:value-type="float" office:value="31">
            <text:p>31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3">
            <text:p>33</text:p>
          </table:table-cell>
          <table:table-cell table:number-columns-repeated="7" office:value-type="float" office:value="34">
            <text:p>34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table:number-columns-repeated="5" office:value-type="float" office:value="25">
            <text:p>25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8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7" office:value-type="float" office:value="32">
            <text:p>32</text:p>
          </table:table-cell>
          <table:table-cell table:number-columns-repeated="5" office:value-type="float" office:value="33">
            <text:p>33</text:p>
          </table:table-cell>
          <table:table-cell/>
        </table:table-row>
        <table:table-row table:style-name="ro1" table:number-rows-repeated="5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amped half-and-half</text:p>
          </table:table-cell>
          <table:table-cell office:value-type="float" office:value="14.5334">
            <text:p>14.5334</text:p>
          </table:table-cell>
          <table:table-cell office:value-type="float" office:value="12.62">
            <text:p>12.62</text:p>
          </table:table-cell>
          <table:table-cell office:value-type="float" office:value="11.5374">
            <text:p>11.5374</text:p>
          </table:table-cell>
          <table:table-cell office:value-type="float" office:value="10.7994">
            <text:p>10.7994</text:p>
          </table:table-cell>
          <table:table-cell office:value-type="float" office:value="10.018">
            <text:p>10.018</text:p>
          </table:table-cell>
          <table:table-cell office:value-type="float" office:value="9.7024">
            <text:p>9.7024</text:p>
          </table:table-cell>
          <table:table-cell office:value-type="float" office:value="9.3344">
            <text:p>9.3344</text:p>
          </table:table-cell>
          <table:table-cell office:value-type="float" office:value="8.8478">
            <text:p>8.8478</text:p>
          </table:table-cell>
          <table:table-cell office:value-type="float" office:value="8.722">
            <text:p>8.722</text:p>
          </table:table-cell>
          <table:table-cell office:value-type="float" office:value="8.8378">
            <text:p>8.8378</text:p>
          </table:table-cell>
          <table:table-cell office:value-type="float" office:value="9.3922">
            <text:p>9.3922</text:p>
          </table:table-cell>
          <table:table-cell office:value-type="float" office:value="10.2274">
            <text:p>10.2274</text:p>
          </table:table-cell>
          <table:table-cell office:value-type="float" office:value="11.5731111111111">
            <text:p>11.5731111111</text:p>
          </table:table-cell>
          <table:table-cell office:value-type="float" office:value="13.0068888888889">
            <text:p>13.0068888889</text:p>
          </table:table-cell>
          <table:table-cell office:value-type="float" office:value="14.3535555555556">
            <text:p>14.3535555556</text:p>
          </table:table-cell>
          <table:table-cell office:value-type="float" office:value="16.0011111111111">
            <text:p>16.0011111111</text:p>
          </table:table-cell>
          <table:table-cell office:value-type="float" office:value="17.4793333333333">
            <text:p>17.4793333333</text:p>
          </table:table-cell>
          <table:table-cell office:value-type="float" office:value="19.0037777777778">
            <text:p>19.0037777778</text:p>
          </table:table-cell>
          <table:table-cell office:value-type="float" office:value="22.4022857142857">
            <text:p>22.4022857143</text:p>
          </table:table-cell>
          <table:table-cell office:value-type="float" office:value="24.5954285714286">
            <text:p>24.5954285714</text:p>
          </table:table-cell>
          <table:table-cell office:value-type="float" office:value="29.505">
            <text:p>29.505</text:p>
          </table:table-cell>
          <table:table-cell office:value-type="float" office:value="31.268">
            <text:p>31.268</text:p>
          </table:table-cell>
          <table:table-cell office:value-type="float" office:value="37.392">
            <text:p>37.392</text:p>
          </table:table-cell>
          <table:table-cell office:value-type="float" office:value="38.9036">
            <text:p>38.9036</text:p>
          </table:table-cell>
          <table:table-cell office:value-type="float" office:value="41.1584">
            <text:p>41.1584</text:p>
          </table:table-cell>
          <table:table-cell office:value-type="float" office:value="42.59">
            <text:p>42.59</text:p>
          </table:table-cell>
          <table:table-cell office:value-type="float" office:value="43.9088">
            <text:p>43.9088</text:p>
          </table:table-cell>
          <table:table-cell office:value-type="float" office:value="45.1076">
            <text:p>45.1076</text:p>
          </table:table-cell>
          <table:table-cell office:value-type="float" office:value="46.6236">
            <text:p>46.6236</text:p>
          </table:table-cell>
          <table:table-cell office:value-type="float" office:value="46.3652">
            <text:p>46.3652</text:p>
          </table:table-cell>
          <table:table-cell office:value-type="float" office:value="48.1524">
            <text:p>48.1524</text:p>
          </table:table-cell>
          <table:table-cell office:value-type="float" office:value="49.6304">
            <text:p>49.6304</text:p>
          </table:table-cell>
          <table:table-cell office:value-type="float" office:value="51.61">
            <text:p>51.61</text:p>
          </table:table-cell>
          <table:table-cell office:value-type="float" office:value="54.0976">
            <text:p>54.0976</text:p>
          </table:table-cell>
          <table:table-cell office:value-type="float" office:value="55.2944">
            <text:p>55.2944</text:p>
          </table:table-cell>
          <table:table-cell office:value-type="float" office:value="57.5408">
            <text:p>57.5408</text:p>
          </table:table-cell>
          <table:table-cell office:value-type="float" office:value="58.8412">
            <text:p>58.8412</text:p>
          </table:table-cell>
          <table:table-cell office:value-type="float" office:value="59.9816">
            <text:p>59.9816</text:p>
          </table:table-cell>
          <table:table-cell office:value-type="float" office:value="61.9744">
            <text:p>61.9744</text:p>
          </table:table-cell>
          <table:table-cell office:value-type="float" office:value="62.972">
            <text:p>62.972</text:p>
          </table:table-cell>
          <table:table-cell office:value-type="float" office:value="63.738">
            <text:p>63.738</text:p>
          </table:table-cell>
          <table:table-cell office:value-type="float" office:value="65.1672">
            <text:p>65.1672</text:p>
          </table:table-cell>
          <table:table-cell office:value-type="float" office:value="66.7348">
            <text:p>66.7348</text:p>
          </table:table-cell>
          <table:table-cell office:value-type="float" office:value="69.3204">
            <text:p>69.3204</text:p>
          </table:table-cell>
          <table:table-cell office:value-type="float" office:value="71.402">
            <text:p>71.402</text:p>
          </table:table-cell>
          <table:table-cell office:value-type="float" office:value="73.3905">
            <text:p>73.3905</text:p>
          </table:table-cell>
          <table:table-cell office:value-type="float" office:value="74.596">
            <text:p>74.596</text:p>
          </table:table-cell>
          <table:table-cell office:value-type="float" office:value="75.721">
            <text:p>75.721</text:p>
          </table:table-cell>
          <table:table-cell office:value-type="float" office:value="75.7685">
            <text:p>75.7685</text:p>
          </table:table-cell>
          <table:table-cell office:value-type="float" office:value="75.8805">
            <text:p>75.8805</text:p>
          </table:table-cell>
          <table:table-cell office:value-type="float" office:value="75.644">
            <text:p>75.644</text:p>
          </table:table-cell>
        </table:table-row>
        <table:table-row table:style-name="ro2">
          <table:table-cell office:value-type="string">
            <text:p>Geometric</text:p>
          </table:table-cell>
          <table:table-cell office:value-type="float" office:value="6.123">
            <text:p>6.123</text:p>
          </table:table-cell>
          <table:table-cell office:value-type="float" office:value="6.0602">
            <text:p>6.0602</text:p>
          </table:table-cell>
          <table:table-cell office:value-type="float" office:value="5.9242">
            <text:p>5.9242</text:p>
          </table:table-cell>
          <table:table-cell office:value-type="float" office:value="5.8448">
            <text:p>5.8448</text:p>
          </table:table-cell>
          <table:table-cell office:value-type="float" office:value="5.7792">
            <text:p>5.7792</text:p>
          </table:table-cell>
          <table:table-cell office:value-type="float" office:value="5.797">
            <text:p>5.797</text:p>
          </table:table-cell>
          <table:table-cell office:value-type="float" office:value="5.892">
            <text:p>5.892</text:p>
          </table:table-cell>
          <table:table-cell office:value-type="float" office:value="6.1166">
            <text:p>6.1166</text:p>
          </table:table-cell>
          <table:table-cell office:value-type="float" office:value="6.4444">
            <text:p>6.4444</text:p>
          </table:table-cell>
          <table:table-cell office:value-type="float" office:value="6.7644">
            <text:p>6.7644</text:p>
          </table:table-cell>
          <table:table-cell office:value-type="float" office:value="7.1964">
            <text:p>7.1964</text:p>
          </table:table-cell>
          <table:table-cell office:value-type="float" office:value="7.5864">
            <text:p>7.5864</text:p>
          </table:table-cell>
          <table:table-cell office:value-type="float" office:value="7.9616">
            <text:p>7.9616</text:p>
          </table:table-cell>
          <table:table-cell office:value-type="float" office:value="8.4966">
            <text:p>8.4966</text:p>
          </table:table-cell>
          <table:table-cell office:value-type="float" office:value="9.41422222222222">
            <text:p>9.4142222222</text:p>
          </table:table-cell>
          <table:table-cell office:value-type="float" office:value="10.232">
            <text:p>10.232</text:p>
          </table:table-cell>
          <table:table-cell office:value-type="float" office:value="11.3426666666667">
            <text:p>11.3426666667</text:p>
          </table:table-cell>
          <table:table-cell office:value-type="float" office:value="12.5964444444444">
            <text:p>12.5964444444</text:p>
          </table:table-cell>
          <table:table-cell office:value-type="float" office:value="14.3305">
            <text:p>14.3305</text:p>
          </table:table-cell>
          <table:table-cell office:value-type="float" office:value="15.38725">
            <text:p>15.38725</text:p>
          </table:table-cell>
          <table:table-cell office:value-type="float" office:value="16.4635">
            <text:p>16.4635</text:p>
          </table:table-cell>
          <table:table-cell office:value-type="float" office:value="17.74525">
            <text:p>17.74525</text:p>
          </table:table-cell>
          <table:table-cell office:value-type="float" office:value="19.30675">
            <text:p>19.30675</text:p>
          </table:table-cell>
          <table:table-cell office:value-type="float" office:value="20.68025">
            <text:p>20.68025</text:p>
          </table:table-cell>
          <table:table-cell office:value-type="float" office:value="21.871">
            <text:p>21.871</text:p>
          </table:table-cell>
          <table:table-cell office:value-type="float" office:value="23.46525">
            <text:p>23.46525</text:p>
          </table:table-cell>
          <table:table-cell office:value-type="float" office:value="24.76">
            <text:p>24.76</text:p>
          </table:table-cell>
          <table:table-cell office:value-type="float" office:value="26.55275">
            <text:p>26.55275</text:p>
          </table:table-cell>
          <table:table-cell office:value-type="float" office:value="27.84525">
            <text:p>27.84525</text:p>
          </table:table-cell>
          <table:table-cell office:value-type="float" office:value="28.8705">
            <text:p>28.8705</text:p>
          </table:table-cell>
          <table:table-cell office:value-type="float" office:value="29.80975">
            <text:p>29.80975</text:p>
          </table:table-cell>
          <table:table-cell office:value-type="float" office:value="33.4182857142857">
            <text:p>33.4182857143</text:p>
          </table:table-cell>
          <table:table-cell office:value-type="float" office:value="34.5431428571429">
            <text:p>34.5431428571</text:p>
          </table:table-cell>
          <table:table-cell office:value-type="float" office:value="35.8725714285714">
            <text:p>35.8725714286</text:p>
          </table:table-cell>
          <table:table-cell office:value-type="float" office:value="36.7571428571429">
            <text:p>36.7571428571</text:p>
          </table:table-cell>
          <table:table-cell office:value-type="float" office:value="37.8811428571429">
            <text:p>37.8811428571</text:p>
          </table:table-cell>
          <table:table-cell office:value-type="float" office:value="38.5771428571429">
            <text:p>38.5771428571</text:p>
          </table:table-cell>
          <table:table-cell office:value-type="float" office:value="38.886">
            <text:p>38.886</text:p>
          </table:table-cell>
          <table:table-cell office:value-type="float" office:value="39.1651428571429">
            <text:p>39.1651428571</text:p>
          </table:table-cell>
          <table:table-cell office:value-type="float" office:value="40.27">
            <text:p>40.27</text:p>
          </table:table-cell>
          <table:table-cell office:value-type="float" office:value="41.1348571428571">
            <text:p>41.1348571429</text:p>
          </table:table-cell>
          <table:table-cell office:value-type="float" office:value="42.4362857142857">
            <text:p>42.4362857143</text:p>
          </table:table-cell>
          <table:table-cell office:value-type="float" office:value="43.5851428571429">
            <text:p>43.5851428571</text:p>
          </table:table-cell>
          <table:table-cell office:value-type="float" office:value="44.3071428571429">
            <text:p>44.3071428571</text:p>
          </table:table-cell>
          <table:table-cell office:value-type="float" office:value="44.4445714285714">
            <text:p>44.4445714286</text:p>
          </table:table-cell>
          <table:table-cell office:value-type="float" office:value="44.7074285714286">
            <text:p>44.7074285714</text:p>
          </table:table-cell>
          <table:table-cell office:value-type="float" office:value="45.6545714285714">
            <text:p>45.6545714286</text:p>
          </table:table-cell>
          <table:table-cell office:value-type="float" office:value="45.9751428571429">
            <text:p>45.9751428571</text:p>
          </table:table-cell>
          <table:table-cell office:value-type="float" office:value="46.3802857142857">
            <text:p>46.3802857143</text:p>
          </table:table-cell>
          <table:table-cell office:value-type="float" office:value="46.364">
            <text:p>46.364</text:p>
          </table:table-cell>
          <table:table-cell office:value-type="float" office:value="46.6622857142857">
            <text:p>46.6622857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 style:data-style-name="N2" text:time-value="0000-00-00T11:45:10.2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08:36:12.81</meta:creation-date>
    <dc:date>2013-08-01T13:48:39.21</dc:date>
    <meta:editing-duration>PT1H22M26S</meta:editing-duration>
    <meta:editing-cycles>3</meta:editing-cycles>
    <meta:generator>LibreOffice/3.6$Windows_x86 LibreOffice_project/2ef5aff-a6fb0ff-166bdff-cf087ad-0f1389</meta:generator>
    <meta:document-statistic meta:table-count="1" meta:cell-count="4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c0c0c0" draw:fill-color="#c0c0c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349cm" svg:height="21.495cm" xlink:href=".." xlink:type="simple" chart:class="chart:line" chart:style-name="ch1">
        <chart:title svg:x="10.783cm" svg:y="0.565cm" chart:style-name="ch2">
          <text:p>Average term sizes in Artificial Ant</text:p>
        </chart:title>
        <chart:legend chart:legend-position="bottom" svg:x="10.645cm" svg:y="20.686cm" style:legend-expansion="wide" chart:style-name="ch3"/>
        <chart:plot-area chart:style-name="ch4" table:cell-range-address="List1.A12:List1.AZ14" chart:data-source-has-labels="both" svg:x="1.604cm" svg:y="2.631cm" svg:width="25.613cm" svg:height="16.618cm">
          <chartooo:coordinate-region svg:x="2.225cm" svg:y="2.843cm" svg:width="24.805cm" svg:height="15.733cm"/>
          <chart:axis chart:dimension="x" chart:name="primary-x" chart:style-name="ch5" chartooo:axis-type="auto">
            <chartooo:date-scale/>
            <chart:title svg:x="13.546cm" svg:y="19.679cm" chart:style-name="ch6">
              <text:p>Generation</text:p>
            </chart:title>
            <chart:categories table:cell-range-address="List1.B12:List1.AZ12"/>
            <chart:grid chart:style-name="ch7" chart:class="major"/>
          </chart:axis>
          <chart:axis chart:dimension="y" chart:name="primary-y" chart:style-name="ch5">
            <chart:title svg:x="0.451cm" svg:y="12.28cm" chart:style-name="ch8">
              <text:p>Average term size</text:p>
            </chart:title>
            <chart:grid chart:style-name="ch7" chart:class="major"/>
          </chart:axis>
          <chart:series chart:style-name="ch9" chart:values-cell-range-address="List1.B13:List1.AZ13" chart:label-cell-address="List1.A13:List1.A13" chart:class="chart:line">
            <chart:data-point chart:repeated="51"/>
          </chart:series>
          <chart:series chart:style-name="ch10" chart:values-cell-range-address="List1.B14:List1.AZ14" chart:label-cell-address="List1.A14:List1.A14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12:List1.AZ1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amped half-and-half</text:p>
                <draw:g>
                  <svg:desc>List1.A13:List1.A13</svg:desc>
                </draw:g>
              </table:table-cell>
              <table:table-cell office:value-type="float" office:value="14.5334">
                <text:p>14.5334</text:p>
                <draw:g>
                  <svg:desc>List1.B13:List1.AZ13</svg:desc>
                </draw:g>
              </table:table-cell>
              <table:table-cell office:value-type="float" office:value="12.62">
                <text:p>12.62</text:p>
              </table:table-cell>
              <table:table-cell office:value-type="float" office:value="11.5374">
                <text:p>11.5374</text:p>
              </table:table-cell>
              <table:table-cell office:value-type="float" office:value="10.7994">
                <text:p>10.7994</text:p>
              </table:table-cell>
              <table:table-cell office:value-type="float" office:value="10.018">
                <text:p>10.018</text:p>
              </table:table-cell>
              <table:table-cell office:value-type="float" office:value="9.7024">
                <text:p>9.7024</text:p>
              </table:table-cell>
              <table:table-cell office:value-type="float" office:value="9.3344">
                <text:p>9.3344</text:p>
              </table:table-cell>
              <table:table-cell office:value-type="float" office:value="8.8478">
                <text:p>8.8478</text:p>
              </table:table-cell>
              <table:table-cell office:value-type="float" office:value="8.722">
                <text:p>8.722</text:p>
              </table:table-cell>
              <table:table-cell office:value-type="float" office:value="8.8378">
                <text:p>8.8378</text:p>
              </table:table-cell>
              <table:table-cell office:value-type="float" office:value="9.3922">
                <text:p>9.3922</text:p>
              </table:table-cell>
              <table:table-cell office:value-type="float" office:value="10.2274">
                <text:p>10.2274</text:p>
              </table:table-cell>
              <table:table-cell office:value-type="float" office:value="11.5731111111111">
                <text:p>11.5731111111111</text:p>
              </table:table-cell>
              <table:table-cell office:value-type="float" office:value="13.0068888888889">
                <text:p>13.0068888888889</text:p>
              </table:table-cell>
              <table:table-cell office:value-type="float" office:value="14.3535555555556">
                <text:p>14.3535555555556</text:p>
              </table:table-cell>
              <table:table-cell office:value-type="float" office:value="16.0011111111111">
                <text:p>16.0011111111111</text:p>
              </table:table-cell>
              <table:table-cell office:value-type="float" office:value="17.4793333333333">
                <text:p>17.4793333333333</text:p>
              </table:table-cell>
              <table:table-cell office:value-type="float" office:value="19.0037777777778">
                <text:p>19.0037777777778</text:p>
              </table:table-cell>
              <table:table-cell office:value-type="float" office:value="22.4022857142857">
                <text:p>22.4022857142857</text:p>
              </table:table-cell>
              <table:table-cell office:value-type="float" office:value="24.5954285714286">
                <text:p>24.5954285714286</text:p>
              </table:table-cell>
              <table:table-cell office:value-type="float" office:value="29.505">
                <text:p>29.505</text:p>
              </table:table-cell>
              <table:table-cell office:value-type="float" office:value="31.268">
                <text:p>31.268</text:p>
              </table:table-cell>
              <table:table-cell office:value-type="float" office:value="37.392">
                <text:p>37.392</text:p>
              </table:table-cell>
              <table:table-cell office:value-type="float" office:value="38.9036">
                <text:p>38.9036</text:p>
              </table:table-cell>
              <table:table-cell office:value-type="float" office:value="41.1584">
                <text:p>41.1584</text:p>
              </table:table-cell>
              <table:table-cell office:value-type="float" office:value="42.59">
                <text:p>42.59</text:p>
              </table:table-cell>
              <table:table-cell office:value-type="float" office:value="43.9088">
                <text:p>43.9088</text:p>
              </table:table-cell>
              <table:table-cell office:value-type="float" office:value="45.1076">
                <text:p>45.1076</text:p>
              </table:table-cell>
              <table:table-cell office:value-type="float" office:value="46.6236">
                <text:p>46.6236</text:p>
              </table:table-cell>
              <table:table-cell office:value-type="float" office:value="46.3652">
                <text:p>46.3652</text:p>
              </table:table-cell>
              <table:table-cell office:value-type="float" office:value="48.1524">
                <text:p>48.1524</text:p>
              </table:table-cell>
              <table:table-cell office:value-type="float" office:value="49.6304">
                <text:p>49.6304</text:p>
              </table:table-cell>
              <table:table-cell office:value-type="float" office:value="51.61">
                <text:p>51.61</text:p>
              </table:table-cell>
              <table:table-cell office:value-type="float" office:value="54.0976">
                <text:p>54.0976</text:p>
              </table:table-cell>
              <table:table-cell office:value-type="float" office:value="55.2944">
                <text:p>55.2944</text:p>
              </table:table-cell>
              <table:table-cell office:value-type="float" office:value="57.5408">
                <text:p>57.5408</text:p>
              </table:table-cell>
              <table:table-cell office:value-type="float" office:value="58.8412">
                <text:p>58.8412</text:p>
              </table:table-cell>
              <table:table-cell office:value-type="float" office:value="59.9816">
                <text:p>59.9816</text:p>
              </table:table-cell>
              <table:table-cell office:value-type="float" office:value="61.9744">
                <text:p>61.9744</text:p>
              </table:table-cell>
              <table:table-cell office:value-type="float" office:value="62.972">
                <text:p>62.972</text:p>
              </table:table-cell>
              <table:table-cell office:value-type="float" office:value="63.738">
                <text:p>63.738</text:p>
              </table:table-cell>
              <table:table-cell office:value-type="float" office:value="65.1672">
                <text:p>65.1672</text:p>
              </table:table-cell>
              <table:table-cell office:value-type="float" office:value="66.7348">
                <text:p>66.7348</text:p>
              </table:table-cell>
              <table:table-cell office:value-type="float" office:value="69.3204">
                <text:p>69.3204</text:p>
              </table:table-cell>
              <table:table-cell office:value-type="float" office:value="71.402">
                <text:p>71.402</text:p>
              </table:table-cell>
              <table:table-cell office:value-type="float" office:value="73.3905">
                <text:p>73.3905</text:p>
              </table:table-cell>
              <table:table-cell office:value-type="float" office:value="74.596">
                <text:p>74.596</text:p>
              </table:table-cell>
              <table:table-cell office:value-type="float" office:value="75.721">
                <text:p>75.721</text:p>
              </table:table-cell>
              <table:table-cell office:value-type="float" office:value="75.7685">
                <text:p>75.7685</text:p>
              </table:table-cell>
              <table:table-cell office:value-type="float" office:value="75.8805">
                <text:p>75.8805</text:p>
              </table:table-cell>
              <table:table-cell office:value-type="float" office:value="75.644">
                <text:p>75.644</text:p>
              </table:table-cell>
            </table:table-row>
            <table:table-row>
              <table:table-cell office:value-type="string">
                <text:p>Geometric</text:p>
                <draw:g>
                  <svg:desc>List1.A14:List1.A14</svg:desc>
                </draw:g>
              </table:table-cell>
              <table:table-cell office:value-type="float" office:value="6.123">
                <text:p>6.123</text:p>
                <draw:g>
                  <svg:desc>List1.B14:List1.AZ14</svg:desc>
                </draw:g>
              </table:table-cell>
              <table:table-cell office:value-type="float" office:value="6.0602">
                <text:p>6.0602</text:p>
              </table:table-cell>
              <table:table-cell office:value-type="float" office:value="5.9242">
                <text:p>5.9242</text:p>
              </table:table-cell>
              <table:table-cell office:value-type="float" office:value="5.8448">
                <text:p>5.8448</text:p>
              </table:table-cell>
              <table:table-cell office:value-type="float" office:value="5.7792">
                <text:p>5.7792</text:p>
              </table:table-cell>
              <table:table-cell office:value-type="float" office:value="5.797">
                <text:p>5.797</text:p>
              </table:table-cell>
              <table:table-cell office:value-type="float" office:value="5.892">
                <text:p>5.892</text:p>
              </table:table-cell>
              <table:table-cell office:value-type="float" office:value="6.1166">
                <text:p>6.1166</text:p>
              </table:table-cell>
              <table:table-cell office:value-type="float" office:value="6.4444">
                <text:p>6.4444</text:p>
              </table:table-cell>
              <table:table-cell office:value-type="float" office:value="6.7644">
                <text:p>6.7644</text:p>
              </table:table-cell>
              <table:table-cell office:value-type="float" office:value="7.1964">
                <text:p>7.1964</text:p>
              </table:table-cell>
              <table:table-cell office:value-type="float" office:value="7.5864">
                <text:p>7.5864</text:p>
              </table:table-cell>
              <table:table-cell office:value-type="float" office:value="7.9616">
                <text:p>7.9616</text:p>
              </table:table-cell>
              <table:table-cell office:value-type="float" office:value="8.4966">
                <text:p>8.4966</text:p>
              </table:table-cell>
              <table:table-cell office:value-type="float" office:value="9.41422222222222">
                <text:p>9.41422222222222</text:p>
              </table:table-cell>
              <table:table-cell office:value-type="float" office:value="10.232">
                <text:p>10.232</text:p>
              </table:table-cell>
              <table:table-cell office:value-type="float" office:value="11.3426666666667">
                <text:p>11.3426666666667</text:p>
              </table:table-cell>
              <table:table-cell office:value-type="float" office:value="12.5964444444444">
                <text:p>12.5964444444444</text:p>
              </table:table-cell>
              <table:table-cell office:value-type="float" office:value="14.3305">
                <text:p>14.3305</text:p>
              </table:table-cell>
              <table:table-cell office:value-type="float" office:value="15.38725">
                <text:p>15.38725</text:p>
              </table:table-cell>
              <table:table-cell office:value-type="float" office:value="16.4635">
                <text:p>16.4635</text:p>
              </table:table-cell>
              <table:table-cell office:value-type="float" office:value="17.74525">
                <text:p>17.74525</text:p>
              </table:table-cell>
              <table:table-cell office:value-type="float" office:value="19.30675">
                <text:p>19.30675</text:p>
              </table:table-cell>
              <table:table-cell office:value-type="float" office:value="20.68025">
                <text:p>20.68025</text:p>
              </table:table-cell>
              <table:table-cell office:value-type="float" office:value="21.871">
                <text:p>21.871</text:p>
              </table:table-cell>
              <table:table-cell office:value-type="float" office:value="23.46525">
                <text:p>23.46525</text:p>
              </table:table-cell>
              <table:table-cell office:value-type="float" office:value="24.76">
                <text:p>24.76</text:p>
              </table:table-cell>
              <table:table-cell office:value-type="float" office:value="26.55275">
                <text:p>26.55275</text:p>
              </table:table-cell>
              <table:table-cell office:value-type="float" office:value="27.84525">
                <text:p>27.84525</text:p>
              </table:table-cell>
              <table:table-cell office:value-type="float" office:value="28.8705">
                <text:p>28.8705</text:p>
              </table:table-cell>
              <table:table-cell office:value-type="float" office:value="29.80975">
                <text:p>29.80975</text:p>
              </table:table-cell>
              <table:table-cell office:value-type="float" office:value="33.4182857142857">
                <text:p>33.4182857142857</text:p>
              </table:table-cell>
              <table:table-cell office:value-type="float" office:value="34.5431428571429">
                <text:p>34.5431428571429</text:p>
              </table:table-cell>
              <table:table-cell office:value-type="float" office:value="35.8725714285714">
                <text:p>35.8725714285714</text:p>
              </table:table-cell>
              <table:table-cell office:value-type="float" office:value="36.7571428571429">
                <text:p>36.7571428571429</text:p>
              </table:table-cell>
              <table:table-cell office:value-type="float" office:value="37.8811428571429">
                <text:p>37.8811428571429</text:p>
              </table:table-cell>
              <table:table-cell office:value-type="float" office:value="38.5771428571429">
                <text:p>38.5771428571429</text:p>
              </table:table-cell>
              <table:table-cell office:value-type="float" office:value="38.886">
                <text:p>38.886</text:p>
              </table:table-cell>
              <table:table-cell office:value-type="float" office:value="39.1651428571429">
                <text:p>39.1651428571429</text:p>
              </table:table-cell>
              <table:table-cell office:value-type="float" office:value="40.27">
                <text:p>40.27</text:p>
              </table:table-cell>
              <table:table-cell office:value-type="float" office:value="41.1348571428571">
                <text:p>41.1348571428571</text:p>
              </table:table-cell>
              <table:table-cell office:value-type="float" office:value="42.4362857142857">
                <text:p>42.4362857142857</text:p>
              </table:table-cell>
              <table:table-cell office:value-type="float" office:value="43.5851428571429">
                <text:p>43.5851428571429</text:p>
              </table:table-cell>
              <table:table-cell office:value-type="float" office:value="44.3071428571429">
                <text:p>44.3071428571429</text:p>
              </table:table-cell>
              <table:table-cell office:value-type="float" office:value="44.4445714285714">
                <text:p>44.4445714285714</text:p>
              </table:table-cell>
              <table:table-cell office:value-type="float" office:value="44.7074285714286">
                <text:p>44.7074285714286</text:p>
              </table:table-cell>
              <table:table-cell office:value-type="float" office:value="45.6545714285714">
                <text:p>45.6545714285714</text:p>
              </table:table-cell>
              <table:table-cell office:value-type="float" office:value="45.9751428571429">
                <text:p>45.9751428571429</text:p>
              </table:table-cell>
              <table:table-cell office:value-type="float" office:value="46.3802857142857">
                <text:p>46.3802857142857</text:p>
              </table:table-cell>
              <table:table-cell office:value-type="float" office:value="46.364">
                <text:p>46.364</text:p>
              </table:table-cell>
              <table:table-cell office:value-type="float" office:value="46.6622857142857">
                <text:p>46.662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c0c0c0" svg:stroke-opacity="75%" draw:fill-color="#c0c0c0" draw:opacity="75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189cm" svg:height="21.361cm" xlink:href=".." xlink:type="simple" chart:class="chart:line" chart:style-name="ch1">
        <chart:title svg:x="12.338cm" svg:y="0.563cm" chart:style-name="ch2">
          <text:p>Average term sizes for SSR</text:p>
        </chart:title>
        <chart:legend chart:legend-position="bottom" svg:x="11.565cm" svg:y="20.552cm" style:legend-expansion="wide" chart:style-name="ch3"/>
        <chart:plot-area chart:style-name="ch4" table:cell-range-address="List1.A12:List1.AZ14" chart:data-source-has-labels="both" svg:x="1.641cm" svg:y="2.623cm" svg:width="27.342cm" svg:height="16.494cm">
          <chartooo:coordinate-region svg:x="2.262cm" svg:y="2.835cm" svg:width="26.535cm" svg:height="15.609cm"/>
          <chart:axis chart:dimension="x" chart:name="primary-x" chart:style-name="ch5" chartooo:axis-type="auto">
            <chartooo:date-scale/>
            <chart:title svg:x="14.355cm" svg:y="19.545cm" chart:style-name="ch6">
              <text:p>Generations</text:p>
            </chart:title>
            <chart:categories table:cell-range-address="List1.B12:List1.AZ12"/>
            <chart:grid chart:style-name="ch7" chart:class="major"/>
          </chart:axis>
          <chart:axis chart:dimension="y" chart:name="primary-y" chart:style-name="ch5">
            <chart:title svg:x="0.451cm" svg:y="12.303cm" chart:style-name="ch8">
              <text:p>Average term sizes</text:p>
            </chart:title>
            <chart:grid chart:style-name="ch7" chart:class="major"/>
          </chart:axis>
          <chart:series chart:style-name="ch9" chart:values-cell-range-address="List1.B13:List1.AZ13" chart:label-cell-address="List1.A13:List1.A13" chart:class="chart:line">
            <chart:data-point chart:repeated="51"/>
          </chart:series>
          <chart:series chart:style-name="ch10" chart:values-cell-range-address="List1.B14:List1.AZ14" chart:label-cell-address="List1.A14:List1.A14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12:List1.AZ1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amped half-and-half</text:p>
                <draw:g>
                  <svg:desc>List1.A13:List1.A13</svg:desc>
                </draw:g>
              </table:table-cell>
              <table:table-cell office:value-type="float" office:value="14.5334">
                <text:p>14.5334</text:p>
                <draw:g>
                  <svg:desc>List1.B13:List1.AZ13</svg:desc>
                </draw:g>
              </table:table-cell>
              <table:table-cell office:value-type="float" office:value="12.62">
                <text:p>12.62</text:p>
              </table:table-cell>
              <table:table-cell office:value-type="float" office:value="11.5374">
                <text:p>11.5374</text:p>
              </table:table-cell>
              <table:table-cell office:value-type="float" office:value="10.7994">
                <text:p>10.7994</text:p>
              </table:table-cell>
              <table:table-cell office:value-type="float" office:value="10.018">
                <text:p>10.018</text:p>
              </table:table-cell>
              <table:table-cell office:value-type="float" office:value="9.7024">
                <text:p>9.7024</text:p>
              </table:table-cell>
              <table:table-cell office:value-type="float" office:value="9.3344">
                <text:p>9.3344</text:p>
              </table:table-cell>
              <table:table-cell office:value-type="float" office:value="8.8478">
                <text:p>8.8478</text:p>
              </table:table-cell>
              <table:table-cell office:value-type="float" office:value="8.722">
                <text:p>8.722</text:p>
              </table:table-cell>
              <table:table-cell office:value-type="float" office:value="8.8378">
                <text:p>8.8378</text:p>
              </table:table-cell>
              <table:table-cell office:value-type="float" office:value="9.3922">
                <text:p>9.3922</text:p>
              </table:table-cell>
              <table:table-cell office:value-type="float" office:value="10.2274">
                <text:p>10.2274</text:p>
              </table:table-cell>
              <table:table-cell office:value-type="float" office:value="11.5731111111111">
                <text:p>11.5731111111111</text:p>
              </table:table-cell>
              <table:table-cell office:value-type="float" office:value="13.0068888888889">
                <text:p>13.0068888888889</text:p>
              </table:table-cell>
              <table:table-cell office:value-type="float" office:value="14.3535555555556">
                <text:p>14.3535555555556</text:p>
              </table:table-cell>
              <table:table-cell office:value-type="float" office:value="16.0011111111111">
                <text:p>16.0011111111111</text:p>
              </table:table-cell>
              <table:table-cell office:value-type="float" office:value="17.4793333333333">
                <text:p>17.4793333333333</text:p>
              </table:table-cell>
              <table:table-cell office:value-type="float" office:value="19.0037777777778">
                <text:p>19.0037777777778</text:p>
              </table:table-cell>
              <table:table-cell office:value-type="float" office:value="22.4022857142857">
                <text:p>22.4022857142857</text:p>
              </table:table-cell>
              <table:table-cell office:value-type="float" office:value="24.5954285714286">
                <text:p>24.5954285714286</text:p>
              </table:table-cell>
              <table:table-cell office:value-type="float" office:value="29.505">
                <text:p>29.505</text:p>
              </table:table-cell>
              <table:table-cell office:value-type="float" office:value="31.268">
                <text:p>31.268</text:p>
              </table:table-cell>
              <table:table-cell office:value-type="float" office:value="37.392">
                <text:p>37.392</text:p>
              </table:table-cell>
              <table:table-cell office:value-type="float" office:value="38.9036">
                <text:p>38.9036</text:p>
              </table:table-cell>
              <table:table-cell office:value-type="float" office:value="41.1584">
                <text:p>41.1584</text:p>
              </table:table-cell>
              <table:table-cell office:value-type="float" office:value="42.59">
                <text:p>42.59</text:p>
              </table:table-cell>
              <table:table-cell office:value-type="float" office:value="43.9088">
                <text:p>43.9088</text:p>
              </table:table-cell>
              <table:table-cell office:value-type="float" office:value="45.1076">
                <text:p>45.1076</text:p>
              </table:table-cell>
              <table:table-cell office:value-type="float" office:value="46.6236">
                <text:p>46.6236</text:p>
              </table:table-cell>
              <table:table-cell office:value-type="float" office:value="46.3652">
                <text:p>46.3652</text:p>
              </table:table-cell>
              <table:table-cell office:value-type="float" office:value="48.1524">
                <text:p>48.1524</text:p>
              </table:table-cell>
              <table:table-cell office:value-type="float" office:value="49.6304">
                <text:p>49.6304</text:p>
              </table:table-cell>
              <table:table-cell office:value-type="float" office:value="51.61">
                <text:p>51.61</text:p>
              </table:table-cell>
              <table:table-cell office:value-type="float" office:value="54.0976">
                <text:p>54.0976</text:p>
              </table:table-cell>
              <table:table-cell office:value-type="float" office:value="55.2944">
                <text:p>55.2944</text:p>
              </table:table-cell>
              <table:table-cell office:value-type="float" office:value="57.5408">
                <text:p>57.5408</text:p>
              </table:table-cell>
              <table:table-cell office:value-type="float" office:value="58.8412">
                <text:p>58.8412</text:p>
              </table:table-cell>
              <table:table-cell office:value-type="float" office:value="59.9816">
                <text:p>59.9816</text:p>
              </table:table-cell>
              <table:table-cell office:value-type="float" office:value="61.9744">
                <text:p>61.9744</text:p>
              </table:table-cell>
              <table:table-cell office:value-type="float" office:value="62.972">
                <text:p>62.972</text:p>
              </table:table-cell>
              <table:table-cell office:value-type="float" office:value="63.738">
                <text:p>63.738</text:p>
              </table:table-cell>
              <table:table-cell office:value-type="float" office:value="65.1672">
                <text:p>65.1672</text:p>
              </table:table-cell>
              <table:table-cell office:value-type="float" office:value="66.7348">
                <text:p>66.7348</text:p>
              </table:table-cell>
              <table:table-cell office:value-type="float" office:value="69.3204">
                <text:p>69.3204</text:p>
              </table:table-cell>
              <table:table-cell office:value-type="float" office:value="71.402">
                <text:p>71.402</text:p>
              </table:table-cell>
              <table:table-cell office:value-type="float" office:value="73.3905">
                <text:p>73.3905</text:p>
              </table:table-cell>
              <table:table-cell office:value-type="float" office:value="74.596">
                <text:p>74.596</text:p>
              </table:table-cell>
              <table:table-cell office:value-type="float" office:value="75.721">
                <text:p>75.721</text:p>
              </table:table-cell>
              <table:table-cell office:value-type="float" office:value="75.7685">
                <text:p>75.7685</text:p>
              </table:table-cell>
              <table:table-cell office:value-type="float" office:value="75.8805">
                <text:p>75.8805</text:p>
              </table:table-cell>
              <table:table-cell office:value-type="float" office:value="75.644">
                <text:p>75.644</text:p>
              </table:table-cell>
            </table:table-row>
            <table:table-row>
              <table:table-cell office:value-type="string">
                <text:p>Geometric</text:p>
                <draw:g>
                  <svg:desc>List1.A14:List1.A14</svg:desc>
                </draw:g>
              </table:table-cell>
              <table:table-cell office:value-type="float" office:value="6.123">
                <text:p>6.123</text:p>
                <draw:g>
                  <svg:desc>List1.B14:List1.AZ14</svg:desc>
                </draw:g>
              </table:table-cell>
              <table:table-cell office:value-type="float" office:value="6.0602">
                <text:p>6.0602</text:p>
              </table:table-cell>
              <table:table-cell office:value-type="float" office:value="5.9242">
                <text:p>5.9242</text:p>
              </table:table-cell>
              <table:table-cell office:value-type="float" office:value="5.8448">
                <text:p>5.8448</text:p>
              </table:table-cell>
              <table:table-cell office:value-type="float" office:value="5.7792">
                <text:p>5.7792</text:p>
              </table:table-cell>
              <table:table-cell office:value-type="float" office:value="5.797">
                <text:p>5.797</text:p>
              </table:table-cell>
              <table:table-cell office:value-type="float" office:value="5.892">
                <text:p>5.892</text:p>
              </table:table-cell>
              <table:table-cell office:value-type="float" office:value="6.1166">
                <text:p>6.1166</text:p>
              </table:table-cell>
              <table:table-cell office:value-type="float" office:value="6.4444">
                <text:p>6.4444</text:p>
              </table:table-cell>
              <table:table-cell office:value-type="float" office:value="6.7644">
                <text:p>6.7644</text:p>
              </table:table-cell>
              <table:table-cell office:value-type="float" office:value="7.1964">
                <text:p>7.1964</text:p>
              </table:table-cell>
              <table:table-cell office:value-type="float" office:value="7.5864">
                <text:p>7.5864</text:p>
              </table:table-cell>
              <table:table-cell office:value-type="float" office:value="7.9616">
                <text:p>7.9616</text:p>
              </table:table-cell>
              <table:table-cell office:value-type="float" office:value="8.4966">
                <text:p>8.4966</text:p>
              </table:table-cell>
              <table:table-cell office:value-type="float" office:value="9.41422222222222">
                <text:p>9.41422222222222</text:p>
              </table:table-cell>
              <table:table-cell office:value-type="float" office:value="10.232">
                <text:p>10.232</text:p>
              </table:table-cell>
              <table:table-cell office:value-type="float" office:value="11.3426666666667">
                <text:p>11.3426666666667</text:p>
              </table:table-cell>
              <table:table-cell office:value-type="float" office:value="12.5964444444444">
                <text:p>12.5964444444444</text:p>
              </table:table-cell>
              <table:table-cell office:value-type="float" office:value="14.3305">
                <text:p>14.3305</text:p>
              </table:table-cell>
              <table:table-cell office:value-type="float" office:value="15.38725">
                <text:p>15.38725</text:p>
              </table:table-cell>
              <table:table-cell office:value-type="float" office:value="16.4635">
                <text:p>16.4635</text:p>
              </table:table-cell>
              <table:table-cell office:value-type="float" office:value="17.74525">
                <text:p>17.74525</text:p>
              </table:table-cell>
              <table:table-cell office:value-type="float" office:value="19.30675">
                <text:p>19.30675</text:p>
              </table:table-cell>
              <table:table-cell office:value-type="float" office:value="20.68025">
                <text:p>20.68025</text:p>
              </table:table-cell>
              <table:table-cell office:value-type="float" office:value="21.871">
                <text:p>21.871</text:p>
              </table:table-cell>
              <table:table-cell office:value-type="float" office:value="23.46525">
                <text:p>23.46525</text:p>
              </table:table-cell>
              <table:table-cell office:value-type="float" office:value="24.76">
                <text:p>24.76</text:p>
              </table:table-cell>
              <table:table-cell office:value-type="float" office:value="26.55275">
                <text:p>26.55275</text:p>
              </table:table-cell>
              <table:table-cell office:value-type="float" office:value="27.84525">
                <text:p>27.84525</text:p>
              </table:table-cell>
              <table:table-cell office:value-type="float" office:value="28.8705">
                <text:p>28.8705</text:p>
              </table:table-cell>
              <table:table-cell office:value-type="float" office:value="29.80975">
                <text:p>29.80975</text:p>
              </table:table-cell>
              <table:table-cell office:value-type="float" office:value="33.4182857142857">
                <text:p>33.4182857142857</text:p>
              </table:table-cell>
              <table:table-cell office:value-type="float" office:value="34.5431428571429">
                <text:p>34.5431428571429</text:p>
              </table:table-cell>
              <table:table-cell office:value-type="float" office:value="35.8725714285714">
                <text:p>35.8725714285714</text:p>
              </table:table-cell>
              <table:table-cell office:value-type="float" office:value="36.7571428571429">
                <text:p>36.7571428571429</text:p>
              </table:table-cell>
              <table:table-cell office:value-type="float" office:value="37.8811428571429">
                <text:p>37.8811428571429</text:p>
              </table:table-cell>
              <table:table-cell office:value-type="float" office:value="38.5771428571429">
                <text:p>38.5771428571429</text:p>
              </table:table-cell>
              <table:table-cell office:value-type="float" office:value="38.886">
                <text:p>38.886</text:p>
              </table:table-cell>
              <table:table-cell office:value-type="float" office:value="39.1651428571429">
                <text:p>39.1651428571429</text:p>
              </table:table-cell>
              <table:table-cell office:value-type="float" office:value="40.27">
                <text:p>40.27</text:p>
              </table:table-cell>
              <table:table-cell office:value-type="float" office:value="41.1348571428571">
                <text:p>41.1348571428571</text:p>
              </table:table-cell>
              <table:table-cell office:value-type="float" office:value="42.4362857142857">
                <text:p>42.4362857142857</text:p>
              </table:table-cell>
              <table:table-cell office:value-type="float" office:value="43.5851428571429">
                <text:p>43.5851428571429</text:p>
              </table:table-cell>
              <table:table-cell office:value-type="float" office:value="44.3071428571429">
                <text:p>44.3071428571429</text:p>
              </table:table-cell>
              <table:table-cell office:value-type="float" office:value="44.4445714285714">
                <text:p>44.4445714285714</text:p>
              </table:table-cell>
              <table:table-cell office:value-type="float" office:value="44.7074285714286">
                <text:p>44.7074285714286</text:p>
              </table:table-cell>
              <table:table-cell office:value-type="float" office:value="45.6545714285714">
                <text:p>45.6545714285714</text:p>
              </table:table-cell>
              <table:table-cell office:value-type="float" office:value="45.9751428571429">
                <text:p>45.9751428571429</text:p>
              </table:table-cell>
              <table:table-cell office:value-type="float" office:value="46.3802857142857">
                <text:p>46.3802857142857</text:p>
              </table:table-cell>
              <table:table-cell office:value-type="float" office:value="46.364">
                <text:p>46.364</text:p>
              </table:table-cell>
              <table:table-cell office:value-type="float" office:value="46.6622857142857">
                <text:p>46.6622857142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